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-color="#996633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3.2cm" svg:x="1.6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2.8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4cm" svg:y="2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3.2cm" svg:x="5.2cm" svg:y="2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cm" svg:height="1.4cm" svg:x="1cm" svg:y="1cm">
          <text:p/>
          <draw:enhanced-geometry svg:viewBox="0 0 21600 21600" draw:glue-points="10800 0 ?f1 10800 0 21600 10800 21600 21600 21600 ?f7 10800" draw:text-areas="?f1 10800 ?f2 18000 ?f3 7200 ?f4 21600" draw:type="isosceles-triangle" draw:modifiers="11040.58937028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4.3cm" svg:height="1cm" svg:x="1.7cm" svg:y="1.2cm">
          <text:p/>
          <draw:enhanced-geometry svg:viewBox="0 0 21600 21600" draw:glue-points="10800 0 ?f1 10800 0 21600 10800 21600 21600 21600 ?f7 10800" draw:text-areas="?f1 10800 ?f2 18000 ?f3 7200 ?f4 21600" draw:type="isosceles-triangle" draw:modifiers="10912.996977447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5.3cm" svg:height="0.3cm" svg:x="1.1cm" svg:y="5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ellipsoid" draw:cx="40%" draw:cy="40%" draw:start-color="#996633" draw:end-color="#ffff00" draw:start-intensity="100%" draw:end-intensity="100%" draw:angle="900" draw:border="30%"/>
    <draw:gradient draw:name="Gradient_20_8" draw:display-name="Gradient 8" draw:style="ellipsoid" draw:cx="40%" draw:cy="40%" draw:start-color="#996633" draw:end-color="#ffff00" draw:start-intensity="100%" draw:end-intensity="100%" draw:angle="0" draw:border="30%"/>
    <draw:gradient draw:name="Gradient_20_9" draw:display-name="Gradient 9" draw:style="axial" draw:start-color="#e6ff00" draw:end-color="#996633" draw:start-intensity="100%" draw:end-intensity="100%" draw:angle="900" draw:border="3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04T22:01:52</meta:creation-date>
    <dc:date>2014-08-05T07:21:56</dc:date>
    <meta:editing-duration>PT9H4M31S</meta:editing-duration>
    <meta:editing-cycles>2</meta:editing-cycles>
    <meta:generator>LibreOffice/3.5$Linux_x86 LibreOffice_project/350m1$Build-403</meta:generator>
    <meta:document-statistic meta:object-count="7"/>
  </office:meta>
</office:document-meta>
</file>